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c0c0c0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fo:border-bottom="none" fo:background-color="#c0c0c0" style:diagonal-bl-tr="none" style:diagonal-tl-br="none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5f_BuiltIn_5f_Currency" style:data-style-name="N137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fo:border-bottom="none" fo:background-color="#c0c0c0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5f_BuiltIn_5f_Currency" style:data-style-name="N137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160.06mm" svg:height="89.96mm" svg:x="27.04mm" svg:y="74.88mm">
            <loext:p draw:notify-on-update-of-ranges="Mo_példa_06_a.D10:Mo_példa_06_a.D10 Mo_példa_06_a.E10:Mo_példa_06_a.G10 Mo_példa_06_a.D11:Mo_példa_06_a.D11 Mo_példa_06_a.E11:Mo_példa_06_a.G11 Mo_példa_06_a.D12:Mo_példa_06_a.D12 Mo_példa_06_a.E12:Mo_példa_06_a.G12 Mo_példa_06_a.D13:Mo_példa_06_a.D13 Mo_példa_06_a.E13:Mo_példa_06_a.G13 Mo_példa_06_a.D14:Mo_példa_06_a.D14 Mo_példa_06_a.E14:Mo_példa_06_a.G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ladott nyomtatók (db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Termék neve</text:p>
          </table:table-cell>
          <table:table-cell table:style-name="ce9" office:value-type="string" calcext:value-type="string">
            <text:p>1. negyedév</text:p>
          </table:table-cell>
          <table:table-cell table:style-name="ce9" office:value-type="string" calcext:value-type="string">
            <text:p>2. negyedév</text:p>
          </table:table-cell>
          <table:table-cell table:style-name="ce9" office:value-type="string" calcext:value-type="string">
            <text:p>3. negyedév</text:p>
          </table:table-cell>
          <table:table-cell table:style-name="ce9" office:value-type="string" calcext:value-type="string">
            <text:p>4. negyedév</text:p>
          </table:table-cell>
          <table:table-cell table:style-name="ce19" office:value-type="string" calcext:value-type="string">
            <text:p>Összese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Fénykép 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Összesen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gységár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Árbevétel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37" office:value-type="string" calcext:value-type="string">
            <text:p>Termék neve</text:p>
          </table:table-cell>
          <table:table-cell table:style-name="ce40" office:value-type="string" calcext:value-type="string">
            <text:p>1. negyedév</text:p>
          </table:table-cell>
          <table:table-cell table:style-name="ce40" office:value-type="string" calcext:value-type="string">
            <text:p>2. negyedév</text:p>
          </table:table-cell>
          <table:table-cell table:style-name="ce47" office:value-type="string" calcext:value-type="string">
            <text:p>3. negyedé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8" office:value-type="string" calcext:value-type="string">
            <text:p>Tintasugaras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48" table:formula="of:=[.D3]*[.$B11]" office:value-type="float" office:value="4799040" calcext:value-type="float">
            <text:p><text:s/>4 799 040 Ft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8" office:value-type="string" calcext:value-type="string">
            <text:p>Lézer 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48" table:formula="of:=[.D4]*[.$B12]" office:value-type="float" office:value="5399400" calcext:value-type="float">
            <text:p><text:s/>5 399 400 Ft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8" office:value-type="string" calcext:value-type="string">
            <text:p>Többfunkciós 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48" table:formula="of:=[.D5]*[.$B13]" office:value-type="float" office:value="3199600" calcext:value-type="float">
            <text:p><text:s/>3 199 600 Ft 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Fénykép 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39" office:value-type="string" calcext:value-type="string">
            <text:p>Fénykép </text:p>
          </table:table-cell>
          <table:table-cell table:style-name="ce42" table:formula="of:=[.B6]*[.$B14]" office:value-type="float" office:value="2504850" calcext:value-type="float">
            <text:p><text:s/>2 504 850 Ft </text:p>
          </table:table-cell>
          <table:table-cell table:style-name="ce42" table:formula="of:=[.C6]*[.$B14]" office:value-type="float" office:value="5009700" calcext:value-type="float">
            <text:p><text:s/>5 009 700 Ft </text:p>
          </table:table-cell>
          <table:table-cell table:style-name="ce49" table:formula="of:=[.D6]*[.$B14]" office:value-type="float" office:value="7514550" calcext:value-type="float">
            <text:p><text:s/>7 514 550 Ft </text:p>
          </table:table-cell>
          <table:table-cell table:number-columns-repeated="101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00.00.00</text:date>, <text:time style:data-style-name="N2" text:time-value="14:01:41.0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2T14:08:27.184000000</dc:date>
    <meta:print-date>2006-09-05T16:08:04</meta:print-date>
    <meta:editing-duration>PT26M18S</meta:editing-duration>
    <meta:editing-cycles>14</meta:editing-cycles>
    <meta:generator>LibreOfficeDev/5.4.0.0.alpha0$Windows_x86 LibreOffice_project/fedf4e5db7d9f755fa356e986ec0f0b8bf3bef57</meta:generator>
    <meta:document-statistic meta:table-count="1" meta:cell-count="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none" draw:fill="hatch" draw:fill-hatch-name="Black_20_45_20_Degrees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 style:data-style-name="N13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37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37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7cm" svg:height="8.997cm" xlink:href=".." xlink:type="simple" chart:class="chart:circle" chart:style-name="ch1">
        <chart:title svg:x="6.329cm" svg:y="0.261cm" chart:style-name="ch2">
          <text:p>Éves árbevétel</text:p>
        </chart:title>
        <chart:legend chart:legend-position="end" svg:x="13.373cm" svg:y="3.78cm" style:legend-expansion="high" chart:style-name="ch3"/>
        <chart:plot-area chart:style-name="ch4" table:cell-range-address="Mo_példa_06_a.D10:Mo_példa_06_a.G14" chart:data-source-has-labels="both" svg:x="4.353cm" svg:y="1.846cm" svg:width="6.652cm" svg:height="6.653cm">
          <chartooo:coordinate-region svg:x="4.353cm" svg:y="1.847cm" svg:width="6.652cm" svg:height="6.652cm"/>
          <chart:axis chart:dimension="x" chart:name="primary-x" chart:style-name="ch5" chartooo:axis-type="auto">
            <chartooo:date-scale/>
            <chart:categories table:cell-range-address="Mo_példa_06_a.E10:Mo_példa_06_a.G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o_példa_06_a.E11:Mo_példa_06_a.G11" chart:label-cell-address="Mo_példa_06_a.D11:Mo_példa_06_a.D11" chart:class="chart:circle">
            <chart:data-point chart:style-name="ch9"/>
            <chart:data-point chart:style-name="ch10"/>
            <chart:data-point chart:style-name="ch11"/>
          </chart:series>
          <chart:series chart:style-name="ch12" chart:values-cell-range-address="Mo_példa_06_a.E12:Mo_példa_06_a.G12" chart:label-cell-address="Mo_példa_06_a.D12:Mo_példa_06_a.D12" chart:class="chart:circle">
            <chart:data-point chart:style-name="ch9"/>
            <chart:data-point chart:style-name="ch10"/>
            <chart:data-point chart:style-name="ch11"/>
          </chart:series>
          <chart:series chart:style-name="ch13" chart:values-cell-range-address="Mo_példa_06_a.E13:Mo_példa_06_a.G13" chart:label-cell-address="Mo_példa_06_a.D13:Mo_példa_06_a.D13" chart:class="chart:circle">
            <chart:data-point chart:style-name="ch9"/>
            <chart:data-point chart:style-name="ch10"/>
            <chart:data-point chart:style-name="ch11"/>
          </chart:series>
          <chart:series chart:style-name="ch14" chart:values-cell-range-address="Mo_példa_06_a.E14:Mo_példa_06_a.G14" chart:label-cell-address="Mo_példa_06_a.D14:Mo_példa_06_a.D14" chart:class="chart:circle">
            <chart:data-point chart:style-name="ch9"/>
            <chart:data-point chart:style-name="ch10"/>
            <chart:data-point chart:style-name="ch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negyedév</text:p>
                <draw:g>
                  <svg:desc>Mo_példa_06_a.E10:Mo_példa_06_a.G10</svg:desc>
                </draw:g>
              </table:table-cell>
              <table:table-cell office:value-type="string">
                <text:p>2. negyedév</text:p>
              </table:table-cell>
              <table:table-cell office:value-type="string">
                <text:p>3. negyedév</text:p>
              </table:table-cell>
            </table:table-row>
          </table:table-header-rows>
          <table:table-rows>
            <table:table-row>
              <table:table-cell office:value-type="string">
                <text:p>Tintasugaras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G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</table:table-row>
            <table:table-row>
              <table:table-cell office:value-type="string">
                <text:p>Lézer 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G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</table:table-row>
            <table:table-row>
              <table:table-cell office:value-type="string">
                <text:p>Többfunkciós 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G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</table:table-row>
            <table:table-row>
              <table:table-cell office:value-type="string">
                <text:p>Fénykép 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G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fedf4e5db7d9f755fa356e986ec0f0b8bf3bef5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